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fo:font-weight="bold" style:font-weight-asian="bold" style:font-weight-complex="bold" fo:font-size="14pt" style:font-size-asian="14pt" style:font-size-complex="14pt"/>
    </style:style>
    <style:style style:name="P2" style:parent-style-name="Standaard" style:family="paragraph">
      <style:text-properties fo:font-weight="bold" style:font-weight-asian="bold" style:font-weight-complex="bold"/>
    </style:style>
    <style:style style:name="P3" style:parent-style-name="Standaard" style:family="paragraph">
      <style:text-properties fo:font-weight="bold" style:font-weight-asian="bold" style:font-weight-complex="bold"/>
    </style:style>
    <style:style style:name="P4" style:parent-style-name="Standaard" style:family="paragraph">
      <style:text-properties fo:font-weight="bold" style:font-weight-asian="bold" style:font-weight-complex="bold"/>
    </style:style>
    <style:style style:name="P5" style:parent-style-name="Standaard" style:family="paragraph">
      <style:text-properties fo:font-weight="bold" style:font-weight-asian="bold" style:font-weight-complex="bold"/>
    </style:style>
  </office:automatic-styles>
  <office:body>
    <office:text text:use-soft-page-breaks="true">
      <text:p text:style-name="P1">Afspraken groep</text:p>
      <text:p text:style-name="Standaard"/>
      <text:p text:style-name="P2">Communicatie:</text:p>
      <text:p text:style-name="Standaard">We zullen gebruikmaken van een gedeelte communicatie app zoals discord bijvoorbeeld of een andere app waar we bereikbaar op zijn en vaak gebruiken. Belangrijke beslissingen of informatie worden<text:s/>gedeeld via de app of de mail om ervoor et zorgen dat iedereen op de hoogte is en het allemaal duidelijk is. Als iemand niet weet wat er gedaan moet worden dan wordt dat ook gelijk gecommuniceerd.</text:p>
      <text:p text:style-name="Standaard"/>
      <text:p text:style-name="P3">Ziekte:</text:p>
      <text:p text:style-name="Standaard">Bij ziekte meldt de zieke persoon dat direct aan en de andere persoon die niet ziek is gaat door met het maken van de opdracht en geeft aan de zieke persoon wat er allemaal gemaakt werd en hoe ver we zijn gekomen.<text:s/></text:p>
      <text:p text:style-name="Standaard"/>
      <text:p text:style-name="P4">Taken:</text:p>
      <text:p text:style-name="Standaard">De taken worden duidelijk en eerlijk met elkaar verdeeld zodat er geen oneerlijkheid bestaat en iedereen evenveel doet.</text:p>
      <text:p text:style-name="Standaard"/>
      <text:p text:style-name="P5">Voortgang:</text:p>
      <text:p text:style-name="Standaard">We communiceren hoe ver we zijn en wanneer we het af denken te krijgen. Wanneer we een beetje achter lopen en het niet op tijd denken af te krijgen dan werken we door om het op tijd af te krijgen en we checken regelmatig op elkaar over hoe ver we zijn en of we elkaars hulp nodig hebben of niet. We houden elkaar op de hoog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nar Kreidi</meta:initial-creator>
    <dc:creator>Julnar Kreidi</dc:creator>
    <meta:creation-date>2023-12-01T09:21:00Z</meta:creation-date>
    <dc:date>2023-12-01T09:21:00Z</dc:date>
    <meta:template xlink:href="Normal.dotm" xlink:type="simple"/>
    <meta:editing-cycles>2</meta:editing-cycles>
    <meta:editing-duration>PT60S</meta:editing-duration>
    <meta:document-statistic meta:page-count="1" meta:paragraph-count="2" meta:word-count="171" meta:character-count="1111" meta:row-count="7" meta:non-whitespace-character-count="942"/>
  </office:meta>
</office:document-meta>
</file>